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0" style:family="paragraph" style:parent-style-name="Text_20_body">
      <style:paragraph-properties fo:background-color="#eeeeee">
        <style:background-image/>
      </style:paragraph-properties>
    </style:style>
    <style:style style:name="P91" style:family="paragraph" style:parent-style-name="Text_20_body">
      <style:paragraph-properties fo:background-color="#eeeeee">
        <style:background-image/>
      </style:paragraph-properties>
      <style:text-properties fo:language="ru" fo:country="RU"/>
    </style:style>
    <style:style style:name="P92" style:family="paragraph" style:parent-style-name="Text_20_body">
      <style:paragraph-properties fo:text-align="justify" style:justify-single-word="false"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language="ru" fo:country="RU"/>
    </style:style>
    <style:style style:name="P9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5" style:family="paragraph" style:parent-style-name="Text_20_body">
      <style:paragraph-properties fo:margin-left="0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fo:color="#800000"/>
    </style:style>
    <style:style style:name="P9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cm" fo:margin-right="0cm" fo:text-align="center"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8" style:family="paragraph" style:parent-style-name="Footnote">
      <style:paragraph-properties fo:margin-left="0cm" fo:margin-right="0cm" fo:text-indent="0cm"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Heading_20_1">
      <style:paragraph-properties fo:background-color="#eeeeee">
        <style:background-image/>
      </style:paragraph-properties>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style:paragraph-properties fo:background-color="#eeeeee">
        <style:background-image/>
      </style:paragraph-properties>
    </style:style>
    <style:style style:name="P125" style:family="paragraph" style:parent-style-name="Heading_20_2">
      <style:paragraph-properties fo:background-color="#eeeeee">
        <style:background-image/>
      </style:paragraph-properties>
      <style:text-properties fo:language="ru" fo:country="RU"/>
    </style:style>
    <style:style style:name="P12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style:font-style-asian="normal" style:font-style-complex="normal" loext:char-shading-value="0"/>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italic" fo:font-weight="normal" style:font-style-asian="italic" style:font-weight-asian="normal" style:font-style-complex="italic" style:font-weight-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style:font-style-asian="normal" style:font-style-complex="normal" loext:char-shading-value="0"/>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0694099892096326"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3872508402600362170" text:style-name="L2">
        <text:list-item>
          <text:p text:style-name="P129">«Великие грифоны прошлого» - из канона (5<text:span text:style-name="T7">s8e)</text:span></text:p>
        </text:list-item>
        <text:list-item>
          <text:p text:style-name="P129">«Высшие заклинания в повседневном использовании: от песчинки до дворца»</text:p>
        </text:list-item>
        <text:list-item>
          <text:p text:style-name="P131">«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text:span text:style-name="T43">Магия для Чайников</text:span>» - обмен</text:p>
        </text:list-item>
        <text:list-item>
          <text:p text:style-name="P129">«Энциклопедия Арканум» - обмен</text:p>
        </text:list-item>
        <text:list-item>
          <text:p text:style-name="P129">«О Гейсах» - обмен</text:p>
        </text:list-item>
        <text:list-item>
          <text:p text:style-name="P129">«<text:span text:style-name="T52">Тайны Тайных Наук</text:span>» - обмен</text:p>
        </text:list-item>
        <text:list-item>
          <text:p text:style-name="P131">«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113387058899233072"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2" text:outline-level="2">1. Терра</text:h>
      <text:p text:style-name="P21">музыка - кондовая электронная, холодная и отчаянная (Electronics “Disappointed”)</text:p>
      <text:p text:style-name="P9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8">***</text:p>
      <text:p text:style-name="P9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639163072007726141"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7">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3"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7">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22"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8">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9"> </text:span><text:span text:style-name="T35">—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9">А из Пинто Крика уже месяц нет новостей...</text:span></text:p>
      <text:p text:style-name="P3"><text:span text:style-name="T35">–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9">– </text:span>“<text:span text:style-name="T1">Что я могу сделать, чтобы вернуть всё назад?</text:span>”</text:p>
      <text:p text:style-name="P10"><text:span text:style-name="T39">–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9">– </text:span><text:span text:style-name="T31">Что бы это значило, Флер?</text:span></text:p>
      <text:p text:style-name="P10"><text:span text:style-name="T39">–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51">Mark Knopfler - </text:span><text:span text:style-name="T50">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4">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3">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4"> </text:span><text:span text:style-name="T38">— чёрный экран. Он высасывает из </text:span>эгрегора Эквестрии (места, откуда берутся и куда уходят <text:span text:style-name="T1">всепони</text:span><text:span text:style-name="T6">, </text:span><text:span text:style-name="T3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4">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4">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4">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4">эт правда?</text:span></text:p>
      <text:p text:style-name="P40"><text:span text:style-name="T12">– </text:span><text:span text:style-name="T54">Какая из? Их много, вообще-то. Ик!</text:span></text:p>
      <text:p text:style-name="P40"><text:span text:style-name="T12">– </text:span><text:span text:style-name="T54">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4">Макс, </text:span><text:span text:style-name="T12">– </text:span><text:span text:style-name="T54">захихикала Пинки, взъерошив копытами розовые кудряшки и попытавшись соорудить из них бороду, </text:span><text:span text:style-name="T12">–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4">Ты что-о-о! Нельзя любить фаэри! Она похитит твоё сердце, и ты будешь искать её, пока не... </text:span><text:span text:style-name="T12">– </text:span><text:span text:style-name="T54">Пинки погрузилась в так и не съеденный салат «по-Кантерлотски» и захрапела.</text:span></text:p>
      <text:p text:style-name="P40"><text:span text:style-name="T12">– </text:span><text:span text:style-name="T54">Пока не умру?</text:span></text:p>
      <text:p text:style-name="P40"><text:soft-page-break/><text:span text:style-name="T12">– </text:span><text:span text:style-name="T54">Нет, глупенький, </text:span><text:span text:style-name="T12">– </text:span><text:span text:style-name="T54">пробулькала Пинки из миски. </text:span><text:span text:style-name="T12">– </text:span><text:span text:style-name="T54">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text:p>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3">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43">…</text:p>
      <text:p text:style-name="P4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3">Разумеется, я посмотрел вниз.</text:p>
      <text:p text:style-name="P4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3">…</text:p>
      <text:p text:style-name="P43">Я валялся на насыпи и трясся как в лихорадке. От пережитого шока меня тошнило.</text:p>
      <text:p text:style-name="P43"><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4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3"><text:span text:style-name="T7">– </text:span>Я чувствую, что только что упустил отличную возможность отлить на вселенную!</text:p>
      <text:p text:style-name="P43"/>
      <text:p text:style-name="P4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3"><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3"><text:span text:style-name="T42">«</text:span><text:span text:style-name="T42">Именем </text:span><text:span text:style-name="T42">Селестии, </text:span><text:span text:style-name="T42">повелеваю</text:span><text:span text:style-name="T42"> всячески содействовать предъявителю сего мандата, человеку Максу Терранскому, вверять ему любое </text:span><text:span text:style-name="T42">указанное </text:span><text:span text:style-name="T42">оборудование, </text:span><text:span text:style-name="T42">устройство</text:span><text:span text:style-name="T42"> </text:span><text:span text:style-name="T42">и другое оснащение </text:span><text:span text:style-name="T42">по его первому требованию, </text:span><text:span text:style-name="T42">а также способствовать их транспортировке в Понивилль или любое другое указанное место.</text:span></text:p>
      <text:p text:style-name="P3"><text:span text:style-name="T42">Принцесса Селестия Эквестрийская</text:span><text:span text:style-name="T42">» </text:span><text:span text:style-name="T37">– </text:span><text:span text:style-name="T41">прочитал охранник, близоруко щурясь.</text:span></text:p>
      <text:p text:style-name="P43"><text:span text:style-name="T7">– </text:span>Удостоверение личности предъявлять? <text:span text:style-name="T7">– </text:span>осведомился я.</text:p>
      <text:p text:style-name="P43"><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носок.</text:p>
      <text:p text:style-name="P43">Бляяя!!! Ах ты ж!!!</text:p>
      <text:p text:style-name="P43">Ботинки были сделаны на совесть, я их купил когда-то </text:p>
      <text:p text:style-name="P43"><text:soft-page-break/></text:p>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text:soft-page-break/>&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36">&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text:span><text:soft-page-break/><text:span text:style-name="T21">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24"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43">&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2">прорыв реальности). Сам рейд описывает Луна во время возвращения Макса в Кантерлот после исчезновения Селестии</text:span><text:span text:style-name="T40">&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24"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text:soft-page-break/>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
      <text:h text:style-name="P124" text:outline-level="2">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text:soft-page-break/>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24"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text:soft-page-break/>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5"/>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24" text:outline-level="2">В библиотеке замка Селестии</text:h>
      <text:p text:style-name="P90"/>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text:span><text:soft-page-break/><text:span text:style-name="T20">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24" text:outline-level="2">Понивилль</text:h>
      <text:p text:style-name="P55"/>
      <text:h text:style-name="P124"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oft-page-break/><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text:soft-page-break/>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24" text:outline-level="2">Первый сеанс двойного сна. Рэрити</text:h>
      <text:p text:style-name="P55"/>
      <text:p text:style-name="P55"><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oft-page-break/><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24" text:outline-level="2">Сон Макса</text:h>
      <text:p text:style-name="P90"/>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oft-page-break/><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24"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oft-page-break/><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24"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oft-page-break/><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text:soft-page-break/>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oft-page-break/><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oft-page-break/><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text:soft-page-break/>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90"/>
      <text:p text:style-name="P90"/>
      <text:p text:style-name="P90"/>
      <text:p text:style-name="P90"/>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oft-page-break/><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24"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24"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text:soft-page-break/>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24" text:outline-level="2">Поиск решения</text:h>
      <text:p text:style-name="P90"/>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oft-page-break/><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oft-page-break/><text:span text:style-name="T20">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24"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text:soft-page-break/></text:p>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text:soft-page-break/>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24"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24" text:outline-level="2">Поиски</text:h>
      <text:p text:style-name="P55"/>
      <text:p text:style-name="P5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text:soft-page-break/>–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24" text:outline-level="2">Безнадёжность</text:h>
      <text:p text:style-name="P5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soft-page-break/>***</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24" text:outline-level="2">След?</text:h>
      <text:p text:style-name="P90"/>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24"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text:soft-page-break/>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6195164720696116147" text:style-name="L5">
        <text:list-header>
          <text:p text:style-name="P13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28319627" text:continue-numbering="true" text:style-name="L5">
        <text:list-header>
          <text:p text:style-name="P133">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8340125" text:continue-numbering="true" text:style-name="L5">
        <text:list-header>
          <text:p text:style-name="P133">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8345340" text:continue-numbering="true" text:style-name="L5">
        <text:list-header>
          <text:p text:style-name="P133">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text:soft-page-break/></text:p>
      <text:h text:style-name="P125" text:outline-level="2">Почти.</text:h>
      <text:p text:style-name="P91"/>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5" text:outline-level="2">Дискорд</text:h>
      <text:p text:style-name="P90"/>
      <text:p text:style-name="P91">Девушки поспешно собирались, пока я растолковывал им задачу.</text:p>
      <text:p text:style-name="P9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7">– </text:span>Это тот твой приятель, который разбился с полгода назад? – спросила Эпплджек.</text:p>
      <text:p text:style-name="P91"><text:span text:style-name="T7">– </text:span>Да, это он.</text:p>
      <text:p text:style-name="P91"><text:span text:style-name="T7">– </text:span>А как мы попадём в его квартиру? Там сейчас кто-то живёт? – Флаттершай прыгала на одной ноге, натягивая кед.</text:p>
      <text:p text:style-name="P9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7">– </text:span>Макс, что случилось? У нас проблемы?</text:p>
      <text:p text:style-name="P9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7">– </text:span>Так что, будем ломать дверь? – Эпплджек критически осмотрелась, подмечая бабулек на лавочке и зевак во внутреннем скверике.</text:p>
      <text:p text:style-name="P92"><text:span text:style-name="T7">– </text:span>Нет нужды. Лучше станьте-ка сзади меня так, чтобы заслонить от этих бабулек и от вооон той камеры наблюдения.</text:p>
      <text:list xml:id="list1256701816813263640" text:style-name="L6">
        <text:list-header>
          <text:p text:style-name="P13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oft-page-break/><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4873706628668666401"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24" text:outline-level="2">Селестия</text:h>
      <text:p text:style-name="P112"/>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text:soft-page-break/>&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1">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3">(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24"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1"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text:soft-page-break/>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oft-page-break/><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text:soft-page-break/></text:p>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4736177343571386582" text:style-name="L8">
        <text:list-header>
          <text:p text:style-name="P135">(<text:span text:style-name="T27">Луна — как повелительница снов, слышала разговор Макса с Анакорном</text:span>)</text:p>
          <text:p text:style-name="P136"/>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oft-page-break/><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4"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4T08:15:22.73</dc:date>
    <meta:editing-duration>P79DT10H58M38S</meta:editing-duration>
    <meta:editing-cycles>4234</meta:editing-cycles>
    <meta:generator>OpenOffice/4.1.1$Win32 OpenOffice.org_project/411m6$Build-9775</meta:generator>
    <dc:creator>макс </dc:creator>
    <meta:document-statistic meta:table-count="0" meta:image-count="0" meta:object-count="0" meta:page-count="153" meta:paragraph-count="3131" meta:word-count="74113" meta:character-count="472924"/>
  </office:meta>
</office:document-meta>
</file>